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c7a2" officeooo:paragraph-rsid="001ac7a2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ac7a2" officeooo:paragraph-rsid="001ac7a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ac7a2" officeooo:paragraph-rsid="001ac7a2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bold" officeooo:rsid="001ac7a2" officeooo:paragraph-rsid="001ac7a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SIP</text:p>
      <text:p text:style-name="P1"/>
      <text:p text:style-name="P3">Fast Fourier Transform</text:p>
      <text:p text:style-name="P1"/>
      <text:p text:style-name="P4">Code:</text:p>
      <text:p text:style-name="P1"/>
      <text:p text:style-name="P1">// Algorithm Used</text:p>
      <text:p text:style-name="P1">// X0,...,N−1 ← ditfft2(x, N, s): <text:s text:c="12"/>DFT of (x0, xs, x2s, ..., x(N-1)s):</text:p>
      <text:p text:style-name="P1">// <text:s text:c="4"/>if N = 1 then</text:p>
      <text:p text:style-name="P1">// <text:s text:c="8"/>X0 ← x0 <text:s text:c="37"/>trivial size-1 DFT base case</text:p>
      <text:p text:style-name="P1">// <text:s text:c="4"/>else</text:p>
      <text:p text:style-name="P1">// <text:s text:c="8"/>X0,...,N/2−1 ← ditfft2(x, N/2, 2s) <text:s text:c="12"/>DFT of (x0, x2s, x4s, ...)</text:p>
      <text:p text:style-name="P1">// <text:s text:c="8"/>XN/2,...,N−1 ← ditfft2(x+s, N/2, 2s) <text:s text:c="10"/>DFT of (xs, xs+2s, xs+4s, ...)</text:p>
      <text:p text:style-name="P1">// <text:s text:c="8"/>for k = 0 to N/2−1 <text:s text:c="26"/>combine DFTs of two halves into full DFT:</text:p>
      <text:p text:style-name="P1">// <text:s text:c="12"/>t ← Xk</text:p>
      <text:p text:style-name="P1">// <text:s text:c="12"/>Xk ← t + exp(−2πi k/N) Xk+N/2</text:p>
      <text:p text:style-name="P1">// <text:s text:c="12"/>Xk+N/2 ← t − exp(−2πi k/N) Xk+N/2</text:p>
      <text:p text:style-name="P1">// <text:s text:c="8"/>endfor</text:p>
      <text:p text:style-name="P1">// <text:s text:c="4"/>endif</text:p>
      <text:p text:style-name="P1"/>
      <text:p text:style-name="P1">#include &lt;stdio.h&gt;</text:p>
      <text:p text:style-name="P1">#include &lt;complex.h&gt;</text:p>
      <text:p text:style-name="P1">#include &lt;math.h&gt;</text:p>
      <text:p text:style-name="P1"/>
      <text:p text:style-name="P1">double PI;</text:p>
      <text:p text:style-name="P1">typedef double complex cplx;</text:p>
      <text:p text:style-name="P1"/>
      <text:p text:style-name="P1">void fft(cplx x[], int N, int s, cplx X[]) {</text:p>
      <text:p text:style-name="P1"><text:tab/>int k;</text:p>
      <text:p text:style-name="P1"><text:tab/>cplx t;</text:p>
      <text:p text:style-name="P1"><text:tab/>if (N == 1)</text:p>
      <text:p text:style-name="P1"><text:tab/><text:tab/>X[0] = x[0];</text:p>
      <text:p text:style-name="P1"><text:tab/>else {</text:p>
      <text:p text:style-name="P1"><text:tab/><text:tab/>fft(x, N/2, 2*s, X);</text:p>
      <text:p text:style-name="P1"><text:tab/><text:tab/>fft(x+s, N/2, 2*s, X+(N/2));</text:p>
      <text:p text:style-name="P1"><text:tab/><text:tab/>for (k = 0; k &lt; N/2; k++) {</text:p>
      <text:p text:style-name="P1"><text:tab/><text:tab/><text:tab/>t = X[k];</text:p>
      <text:p text:style-name="P1"><text:tab/><text:tab/><text:tab/>X[k] = t + cexp(-2*PI*I*k / N) * X[k + N/2];</text:p>
      <text:p text:style-name="P1"><text:tab/><text:tab/><text:tab/>X[k + N/2] = t - cexp(-2*PI*I*k / N) * X[k + N/2];</text:p>
      <text:p text:style-name="P1"><text:tab/><text:tab/>}</text:p>
      <text:p text:style-name="P1"><text:tab/>}</text:p>
      <text:p text:style-name="P1">}</text:p>
      <text:p text:style-name="P1"/>
      <text:p text:style-name="P1">void show(const char * s, cplx buf[]) {</text:p>
      <text:p text:style-name="P1"><text:tab/>int i;</text:p>
      <text:p text:style-name="P1"><text:tab/>printf("%s", s);</text:p>
      <text:p text:style-name="P1"><text:tab/>for (i = 0; i &lt; 8; i++)</text:p>
      <text:p text:style-name="P1"><text:tab/><text:tab/>if (!cimag(buf[i]))</text:p>
      <text:p text:style-name="P1"><text:tab/><text:tab/><text:tab/>printf("%g ", creal(buf[i]));</text:p>
      <text:p text:style-name="P1"><text:tab/><text:tab/>else</text:p>
      <text:p text:style-name="P1"><text:tab/><text:tab/><text:tab/>printf("(%g, %g) ", creal(buf[i]), cimag(buf[i]));</text:p>
      <text:p text:style-name="P1"><text:soft-page-break/>}</text:p>
      <text:p text:style-name="P1"/>
      <text:p text:style-name="P1">int main() {</text:p>
      <text:p text:style-name="P1"><text:tab/>PI = atan2(1, 1) * 4;</text:p>
      <text:p text:style-name="P1"><text:tab/>cplx x[] = {1, 2, 3, 4, 4, 3, 2, 1};</text:p>
      <text:p text:style-name="P1"><text:tab/>cplx X[8];</text:p>
      <text:p text:style-name="P1"><text:tab/>show("Data: ", x);</text:p>
      <text:p text:style-name="P1"><text:tab/>fft(x, 8, 1, X);</text:p>
      <text:p text:style-name="P1"><text:tab/>show("\nResult: ", X);</text:p>
      <text:p text:style-name="P1"><text:tab/>printf("\n");</text:p>
      <text:p text:style-name="P1"><text:tab/>return 0;</text:p>
      <text:p text:style-name="P1">}</text:p>
      <text:p text:style-name="P1"/>
      <text:p text:style-name="P4">Output:</text:p>
      <text:p text:style-name="P1"/>
      <text:p text:style-name="P1">parth@parth-Inspiron-5565:~/College/Semester_7/DSIP/Fast_Fourier_Transform$ ./fft</text:p>
      <text:p text:style-name="P1">Data: 1 2 3 4 4 3 2 1 </text:p>
      <text:p text:style-name="P1">Result: 20 (-5.82843, -2.41421) 0 (-0.171573, -0.414214) 0 (-0.171573, 0.414214) 0 (-5.82843, 2.41421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8:54:17.469620036</meta:creation-date>
    <meta:generator>LibreOffice/5.1.6.2$Linux_X86_64 LibreOffice_project/10m0$Build-2</meta:generator>
    <dc:date>2019-09-11T18:56:26.253872812</dc:date>
    <meta:editing-duration>PT11S</meta:editing-duration>
    <meta:editing-cycles>1</meta:editing-cycles>
    <meta:document-statistic meta:table-count="0" meta:image-count="0" meta:object-count="0" meta:page-count="2" meta:paragraph-count="59" meta:word-count="276" meta:character-count="1618" meta:non-whitespace-character-count="1169"/>
  </office:meta>
</office:document-meta>
</file>